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8000000001EA6C3AF413C0873B1.png" manifest:media-type="image/png"/>
  <manifest:file-entry manifest:full-path="Pictures/1000000100000800000002AB35FB4753A2DAE014.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Lato" svg:font-family="Lato"/>
    <style:font-face style:name="Lato1" svg:font-family="Lato"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svg:font-family="'Open Sans'"/>
    <style:font-face style:name="Open Sans1" svg:font-family="'Open Sans'" style:font-pitch="variable"/>
    <style:font-face style:name="Raleway" svg:font-family="Raleway"/>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3" style:family="graphic" style:parent-style-name="standard" style:list-style-name="L1">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4" style:family="graphic" style:parent-style-name="standard" style:list-style-name="L1">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5" style:family="graphic" style:parent-style-name="standard" style:list-style-name="L1">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pr1" style:family="presentation" style:parent-style-name="Section_20_Header-title">
      <style:graphic-properties draw:stroke="none" svg:stroke-width="0cm" draw:fill="none" draw:textarea-vertical-align="bottom" draw:auto-grow-height="false" draw:fit-to-size="false" style:shrink-to-fit="true" fo:min-height="2.651cm" fo:padding-top="0.127cm" fo:padding-bottom="0.127cm" fo:padding-left="0.254cm" fo:padding-right="0.254cm" fo:wrap-option="wrap" loext:decorative="false"/>
      <style:paragraph-properties style:writing-mode="lr-tb"/>
    </style:style>
    <style:style style:name="pr2" style:family="presentation" style:parent-style-name="Section_20_Header-backgroundobjects">
      <style:graphic-properties draw:stroke="none" svg:stroke-width="0cm" draw:fill="none" draw:fill-color="#ffffff" draw:textarea-vertical-align="top" draw:auto-grow-height="false" draw:fit-to-size="false" style:shrink-to-fit="true" fo:min-height="9.207cm" fo:padding-top="0.127cm" fo:padding-bottom="0.127cm" fo:padding-left="0.254cm" fo:padding-right="0.254cm" fo:wrap-option="wrap" loext:decorative="false"/>
      <style:paragraph-properties style:writing-mode="lr-tb"/>
    </style:style>
    <style:style style:name="pr3" style:family="presentation" style:parent-style-name="Section_20_Header-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Section_20_Heade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Section_20_Header-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 style:family="presentation" style:parent-style-name="Section_20_Header-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 style:family="presentation" style:parent-style-name="Section_20_Header-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Section_20_Header-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Section_20_Header-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Section_20_Header-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Section_20_Header-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Section_20_Header-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Section_20_Header-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Section_20_Header-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Section_20_Header-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Section_20_Header-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Section_20_Header-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Section_20_Header-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9" style:family="presentation" style:parent-style-name="Section_20_Header-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start" fo:text-indent="0cm" loext:tab-stop-distance="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8.89999961853027pt" style:font-size-asian="14pt" style:font-size-complex="14pt"/>
    </style:style>
    <style:style style:name="P4" style:family="paragraph">
      <loext:graphic-properties draw:fill="none" draw:fill-color="#ffffff"/>
      <style:paragraph-properties fo:text-align="start" style:font-independent-line-spacing="true"/>
      <style:text-properties fo:font-size="8.89999961853027pt" style:font-size-asian="14pt" style:font-size-complex="14pt"/>
    </style:style>
    <style:style style:name="P5" style:family="paragraph">
      <loext:graphic-properties draw:fill="none" draw:fill-color="#ffffff"/>
      <style:paragraph-properties fo:margin-left="1.27cm" fo:margin-right="0cm" fo:margin-top="0cm" fo:margin-bottom="0cm" fo:line-height="100%" fo:text-align="start" fo:text-indent="-0.634cm" loext:tab-stop-distance="0cm"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6"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8pt" style:font-size-asian="14pt" style:font-size-complex="14pt"/>
    </style:style>
    <style:style style:name="P7" style:family="paragraph">
      <loext:graphic-properties draw:fill="none" draw:fill-color="#ffffff"/>
      <style:paragraph-properties fo:text-align="start" style:font-independent-line-spacing="true"/>
      <style:text-properties fo:font-size="18pt" style:font-size-asian="14pt" style:font-size-complex="14pt"/>
    </style:style>
    <style:style style:name="P8"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style>
    <style:style style:name="P9"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text-properties style:font-name="Liberation Sans2" fo:font-size="14pt"/>
    </style:style>
    <style:style style:name="P10" style:family="paragraph">
      <loext:graphic-properties draw:fill="none"/>
      <style:paragraph-properties fo:margin-left="0cm" fo:margin-right="0cm" fo:margin-top="0cm" fo:margin-bottom="0cm" fo:line-height="115%" fo:text-align="start" fo:text-indent="0cm" loext:tab-stop-distance="0cm" style:writing-mode="lr-tb" style:font-independent-line-spacing="true">
        <style:tab-stops>
          <style:tab-stop style:position="0cm"/>
        </style:tab-stops>
      </style:paragraph-properties>
      <style:text-properties style:font-name="Liberation Sans2" fo:font-size="14pt"/>
    </style:style>
    <style:style style:name="P11"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text-properties fo:font-size="14pt"/>
    </style:style>
    <style:style style:name="P12" style:family="paragraph">
      <loext:graphic-properties draw:fill="none"/>
      <style:paragraph-properties fo:margin-left="0cm" fo:margin-right="0cm" fo:margin-top="0cm" fo:margin-bottom="0cm" fo:line-height="115%" fo:text-align="start" fo:text-indent="0cm" loext:tab-stop-distance="0cm" style:writing-mode="lr-tb" style:font-independent-line-spacing="true">
        <style:tab-stops>
          <style:tab-stop style:position="0cm"/>
        </style:tab-stops>
      </style:paragraph-properties>
      <style:text-properties fo:font-size="14pt"/>
    </style:style>
    <style:style style:name="P13" style:family="paragraph">
      <style:paragraph-properties fo:margin-left="0cm" fo:margin-right="0cm" fo:margin-top="0.564cm" fo:margin-bottom="0.564cm" fo:line-height="115%" fo:text-align="start" fo:text-indent="0cm" loext:tab-stop-distance="0cm" style:writing-mode="lr-tb">
        <style:tab-stops>
          <style:tab-stop style:position="0cm"/>
        </style:tab-stops>
      </style:paragraph-properties>
      <style:text-properties fo:font-size="14pt"/>
    </style:style>
    <style:style style:name="P14"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2" fo:font-size="14pt" fo:font-style="normal" fo:text-shadow="none" style:text-underline-style="none" fo:font-weight="normal" style:letter-kerning="true" style:font-name-asian="Linux Libertine G" style:font-size-asian="18pt" style:font-style-asian="normal" style:font-weight-asian="normal" style:font-name-complex="Linux Libertine G" style:font-size-complex="18pt" style:font-style-complex="normal" style:font-weight-complex="normal" style:text-emphasize="none" style:font-relief="none" style:text-overline-style="none" style:text-overline-color="font-color"/>
    </style:style>
    <style:style style:name="P15" style:family="paragraph">
      <loext:graphic-properties draw:fill="none"/>
      <style:paragraph-properties fo:margin-left="0cm" fo:margin-right="0cm" fo:margin-top="0cm" fo:margin-bottom="0cm" fo:line-height="115%" fo:text-align="start" fo:text-indent="0cm" loext:tab-stop-distance="0cm" style:writing-mode="lr-tb" style:font-independent-line-spacing="true">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2" fo:font-size="14pt" fo:font-style="normal" fo:text-shadow="none" style:text-underline-style="none" fo:font-weight="normal" style:letter-kerning="true" style:font-name-asian="Linux Libertine G" style:font-size-asian="18pt" style:font-style-asian="normal" style:font-weight-asian="normal" style:font-name-complex="Linux Libertine G" style:font-size-complex="18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Linux Libertine G" style:font-size-asian="18pt" style:font-style-asian="normal" style:font-weight-asian="normal" style:font-name-complex="Linux Libertine G" style:font-size-complex="18pt" style:font-style-complex="normal" style:font-weight-complex="normal" style:text-emphasize="none" style:font-relief="none" style:text-overline-style="none" style:text-overline-color="font-color"/>
    </style:style>
    <style:style style:name="P17" style:family="paragraph">
      <loext:graphic-properties draw:fill="none"/>
      <style:paragraph-properties fo:margin-left="0cm" fo:margin-right="0cm" fo:margin-top="0cm" fo:margin-bottom="0cm" fo:line-height="115%" fo:text-align="start" fo:text-indent="0cm" loext:tab-stop-distance="0cm" style:writing-mode="lr-tb" style:font-independent-line-spacing="true">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Linux Libertine G" style:font-size-asian="18pt" style:font-style-asian="normal" style:font-weight-asian="normal" style:font-name-complex="Linux Libertine G"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19" style:family="paragraph">
      <style:paragraph-properties fo:text-align="start"/>
      <style:text-properties fo:font-size="14pt"/>
    </style:style>
    <style:style style:name="T1" style:family="text">
      <style:text-properties fo:font-variant="normal" fo:text-transform="none" fo:color="#ffffff" loext:opacity="100%" style:text-line-through-style="none" style:text-line-through-type="none" style:text-position="0% 100%" style:font-name="Open Sans" fo:font-size="31.1000003814697pt" fo:letter-spacing="normal" fo:font-style="normal" style:text-underline-style="none" fo:font-weight="bold" style:font-name-asian="Open Sans" style:font-size-asian="31.1000003814697pt" style:font-style-asian="normal" style:font-weight-asian="bold" style:font-name-complex="Open Sans" style:font-size-complex="31.1000003814697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Open Sans" fo:font-size="31.1000003814697pt" fo:letter-spacing="normal" fo:font-style="normal" style:text-underline-style="none" fo:font-weight="normal" style:font-name-asian="Open Sans" style:font-size-asian="31.1000003814697pt" style:font-style-asian="normal" style:font-weight-asian="normal" style:font-name-complex="Open Sans" style:font-size-complex="31.1000003814697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Open Sans" fo:font-size="8.89999961853027pt" fo:letter-spacing="normal" fo:font-style="normal" style:text-underline-style="none" fo:font-weight="normal" style:font-name-asian="Open Sans" style:font-size-asian="8.89999961853027pt" style:font-style-asian="normal" style:font-weight-asian="normal" style:font-name-complex="Open Sans" style:font-size-complex="8.89999961853027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Open Sans" fo:font-size="31.1000003814697pt" fo:letter-spacing="normal" fo:font-style="normal" style:text-underline-style="none" fo:font-weight="normal" style:font-name-asian="Open Sans" style:font-size-asian="31.1000003814697pt" style:font-style-asian="normal" style:font-weight-asian="normal" style:font-name-complex="Open Sans" style:font-size-complex="31.1000003814697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Open Sans" fo:font-size="23.1000003814697pt" fo:letter-spacing="normal" fo:font-style="normal" style:text-underline-style="none" fo:font-weight="normal" style:font-name-asian="Open Sans" style:font-size-asian="23.1000003814697pt" style:font-style-asian="normal" style:font-weight-asian="normal" style:font-name-complex="Open Sans" style:font-size-complex="23.1000003814697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Liberation Sans2" fo:font-size="14pt" fo:letter-spacing="normal" fo:font-style="normal" style:text-underline-style="none" fo:font-weight="bold" style:font-name-asian="Open Sans" style:font-size-asian="14.1000003814697pt" style:font-style-asian="normal" style:font-weight-asian="bold" style:font-name-complex="Open Sans" style:font-size-complex="14.1000003814697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Liberation Sans2" fo:font-size="14pt" fo:letter-spacing="normal" fo:font-style="normal" style:text-underline-style="none" fo:font-weight="normal" style:font-name-asian="Open Sans" style:font-size-asian="14.1000003814697pt" style:font-style-asian="normal" style:font-weight-asian="normal" style:font-name-complex="Open Sans" style:font-size-complex="14.1000003814697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Liberation Sans2" fo:font-size="14pt" fo:letter-spacing="normal" fo:font-style="italic" style:text-underline-style="none" fo:font-weight="normal" style:font-name-asian="Open Sans" style:font-size-asian="14.1000003814697pt" style:font-style-asian="italic" style:font-weight-asian="normal" style:font-name-complex="Open Sans" style:font-size-complex="14.1000003814697pt" style:font-style-complex="italic" style:font-weight-complex="normal"/>
    </style:style>
    <style:style style:name="T11" style:family="text">
      <style:text-properties fo:font-variant="normal" fo:text-transform="none" fo:color="#000000" loext:opacity="100%" style:text-line-through-style="none" style:text-line-through-type="none" style:text-position="0% 100%" style:font-name="Open Sans" fo:font-size="14pt" fo:letter-spacing="normal" fo:font-style="normal" style:text-underline-style="none" fo:font-weight="normal" style:font-name-asian="Open Sans" style:font-size-asian="14.1000003814697pt" style:font-style-asian="normal" style:font-weight-asian="normal" style:font-name-complex="Open Sans" style:font-size-complex="14.1000003814697pt" style:font-style-complex="normal" style:font-weight-complex="normal"/>
    </style:style>
    <style:style style:name="T12" style:family="text">
      <style:text-properties fo:font-variant="normal" fo:text-transform="none" fo:color="#595959" loext:opacity="100%"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13" style:family="text">
      <style:text-properties fo:font-variant="normal" fo:text-transform="none" style:use-window-font-color="true" loext:opacity="0%" style:text-outline="false" style:text-line-through-style="none" style:text-line-through-type="none" style:text-position="0% 100%" style:font-name="Liberation Sans" fo:font-size="14pt" fo:letter-spacing="normal" fo:font-style="normal" fo:text-shadow="none" style:text-underline-style="none" fo:font-weight="bold" style:letter-kerning="true" style:font-name-asian="Linux Libertine G" style:font-size-asian="18pt" style:font-style-asian="normal" style:font-weight-asian="bold" style:font-name-complex="Linux Libertine G"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0% 100%" style:font-name="Liberation Sans" fo:font-size="14pt" fo:letter-spacing="normal" fo:font-style="normal" fo:text-shadow="none" style:text-underline-style="none" fo:font-weight="normal" style:letter-kerning="true" style:font-name-asian="Linux Libertine G" style:font-size-asian="18pt" style:font-style-asian="normal" style:font-weight-asian="normal" style:font-name-complex="Linux Libertine G"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text-position="0% 100%" style:font-name="Liberation Sans" fo:font-size="14pt" fo:letter-spacing="normal" fo:font-style="italic" fo:text-shadow="none" style:text-underline-style="none" fo:font-weight="normal" style:letter-kerning="true" style:font-name-asian="Linux Libertine G" style:font-size-asian="18pt" style:font-style-asian="italic" style:font-weight-asian="normal" style:font-name-complex="Linux Libertine G" style:font-size-complex="18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Name of your studio" draw:style-name="dp1" draw:master-page-name="Section_20_Header" presentation:presentation-page-layout-name="AL1T0">
        <draw:frame draw:name="Google Shape;103;p15" presentation:style-name="pr1" draw:text-style-name="P2" draw:layer="layout" svg:width="24.341cm" svg:height="1.049cm" svg:x="0.719cm" svg:y="0.436cm" presentation:class="title" presentation:user-transformed="true">
          <draw:text-box>
            <text:p text:style-name="P1"><text:span text:style-name="T1">IM</text:span><text:span text:style-name="T2"> - Pitch Deck</text:span></text:p>
          </draw:text-box>
        </draw:frame>
        <draw:frame draw:name="Google Shape;104;p15" presentation:style-name="pr2" draw:text-style-name="P4" draw:layer="layout" svg:width="1.221cm" svg:height="0.54cm" svg:x="1.895cm" svg:y="14.698cm" presentation:class="page-number" presentation:user-transformed="true">
          <draw:text-box>
            <text:p text:style-name="P3"><text:span text:style-name="T3"><text:page-number>&lt;number&gt;</text:page-number></text:span></text:p>
          </draw:text-box>
        </draw:frame>
        <draw:frame draw:name="Google Shape;105;p15" presentation:style-name="pr1" draw:text-style-name="P2" draw:layer="layout" svg:width="17.834cm" svg:height="1.552cm" svg:x="0.719cm" svg:y="5.345cm" presentation:class="title" presentation:user-transformed="true">
          <draw:text-box>
            <text:p text:style-name="P1"><text:span text:style-name="T4">IM Meme Player</text:span></text:p>
          </draw:text-box>
        </draw:frame>
        <draw:frame draw:name="Google Shape;106;p15" presentation:style-name="pr1" draw:text-style-name="P2" draw:layer="layout" svg:width="17.834cm" svg:height="1.552cm" svg:x="0.719cm" svg:y="7.25cm" presentation:class="title" presentation:user-transformed="true">
          <draw:text-box>
            <text:p text:style-name="P1"><text:span text:style-name="T5">myTech.Today</text:span></text:p>
          </draw:text-box>
        </draw:frame>
        <presentation:notes draw:style-name="dp2">
          <draw:page-thumbnail draw:name="Google Shape;99;g1074d7529ab_0_1:notes" draw:style-name="gr1" draw:layer="layout" svg:width="15.239cm" svg:height="8.572cm" svg:x="1.905cm" svg:y="3.175cm" draw:page-number="1" presentation:class="page"/>
          <draw:frame draw:name="Google Shape;100;g1074d7529ab_0_1:notes" presentation:style-name="pr3" draw:text-style-name="P5" draw:layer="layout" svg:width="15.239cm" svg:height="10.001cm" svg:x="1.905cm" svg:y="12.224cm" presentation:class="notes" presentation:placeholder="true" presentation:user-transformed="true">
            <draw:text-box/>
          </draw:frame>
          <draw:frame draw:name="Google Shape;101;g1074d7529ab_0_1:notes"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General information about your game" draw:style-name="dp1" draw:master-page-name="Section_20_Header">
        <draw:frame draw:name="Google Shape;112;p16" presentation:style-name="pr1" draw:text-style-name="P2" draw:layer="layout" svg:width="24.341cm" svg:height="1.049cm" svg:x="0.719cm" svg:y="0.436cm" presentation:class="title" presentation:user-transformed="true">
          <draw:text-box>
            <text:p text:style-name="P8"><text:span text:style-name="T7">General information about the project</text:span></text:p>
          </draw:text-box>
        </draw:frame>
        <draw:frame draw:name="Google Shape;113;p16" presentation:style-name="pr2" draw:text-style-name="P4" draw:layer="layout" svg:width="1.221cm" svg:height="0.54cm" svg:x="1.895cm" svg:y="14.698cm" presentation:class="page-number" presentation:user-transformed="true">
          <draw:text-box>
            <text:p text:style-name="P3"><text:span text:style-name="T3"><text:page-number>&lt;number&gt;</text:page-number></text:span></text:p>
          </draw:text-box>
        </draw:frame>
        <draw:custom-shape draw:name="Google Shape;114;p16" draw:style-name="gr2" draw:text-style-name="P10" draw:layer="layout" svg:width="25.4cm" svg:height="8.681cm" svg:x="1.27cm" svg:y="2.753cm">
          <text:p text:style-name="P9"><text:span text:style-name="T8">Platform Highlights</text:span></text:p>
          <text:p text:style-name="P9"><text:span text:style-name="T9"/></text:p>
          <text:p text:style-name="P9"><text:span text:style-name="T10">Innovative Multimedia Platform</text:span><text:span text:style-name="T9">: Merging video, audio, and interactive storytelling, our platform offers diverse entertainment and educational content. Accessible across web, mobile, and smart TVs, it ensures user engagement anytime, anywhere.</text:span></text:p>
          <text:p text:style-name="P9"><text:span text:style-name="T9"/></text:p>
          <text:p text:style-name="P9"><text:span text:style-name="T10">Content Diversity</text:span><text:span text:style-name="T9">: Our range spans various genres, targeting different interests and demographics. This approach boosts user retention and broadens our reach.</text:span></text:p>
          <text:p text:style-name="P9"><text:span text:style-name="T9"/></text:p>
          <text:p text:style-name="P9"><text:span text:style-name="T10">Engagement &amp; Monetization</text:span><text:span text:style-name="T9">: We implement a dual monetization strategy: a premium subscription for an uninterrupted experience and an ad-supported free tier. Key metrics like subscriber growth and ad revenue track our su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8;g108125d407a_0_35:notes" draw:style-name="gr1" draw:layer="layout" svg:width="15.239cm" svg:height="8.572cm" svg:x="1.905cm" svg:y="3.175cm" draw:page-number="2" presentation:class="page"/>
          <draw:frame draw:name="Google Shape;109;g108125d407a_0_35:notes" presentation:style-name="pr5" draw:text-style-name="P5" draw:layer="layout" svg:width="15.239cm" svg:height="10.001cm" svg:x="1.905cm" svg:y="12.224cm" presentation:class="notes" presentation:placeholder="true" presentation:user-transformed="true">
            <draw:text-box/>
          </draw:frame>
          <draw:frame draw:name="Google Shape;110;g108125d407a_0_35:notes"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3" draw:style-name="dp1" draw:master-page-name="Section_20_Header">
        <draw:frame draw:name="Google Shape;112;p 1" presentation:style-name="pr1" draw:text-style-name="P2" draw:layer="layout" svg:width="24.341cm" svg:height="1.049cm" svg:x="0.719cm" svg:y="0.436cm" presentation:class="title" presentation:user-transformed="true">
          <draw:text-box>
            <text:p text:style-name="P8"><text:span text:style-name="T7">General information about the project</text:span></text:p>
          </draw:text-box>
        </draw:frame>
        <draw:frame draw:name="Google Shape;113;p 1" presentation:style-name="pr2" draw:text-style-name="P4" draw:layer="layout" svg:width="1.221cm" svg:height="0.54cm" svg:x="1.895cm" svg:y="14.698cm" presentation:class="page-number" presentation:user-transformed="true">
          <draw:text-box>
            <text:p text:style-name="P3"><text:span text:style-name="T3"><text:page-number>&lt;number&gt;</text:page-number></text:span></text:p>
          </draw:text-box>
        </draw:frame>
        <draw:custom-shape draw:name="Google Shape;114;p 1" draw:style-name="gr2" draw:text-style-name="P12" draw:layer="layout" svg:width="25.4cm" svg:height="9.362cm" svg:x="1.27cm" svg:y="2.703cm">
          <text:p text:style-name="P11"><text:span text:style-name="T8">Tec</text:span><text:span text:style-name="T8">hn</text:span><text:span text:style-name="T8">olo</text:span><text:span text:style-name="T8">gy </text:span><text:span text:style-name="T8">&amp; </text:span><text:span text:style-name="T8">De</text:span><text:span text:style-name="T8">sig</text:span><text:span text:style-name="T8">n </text:span><text:span text:style-name="T8">Ins</text:span><text:span text:style-name="T8">igh</text:span><text:span text:style-name="T8">ts</text:span></text:p>
          <text:p text:style-name="P11"><text:span text:style-name="T8"/></text:p>
          <text:p text:style-name="P11"><text:span text:style-name="T10">De</text:span><text:span text:style-name="T10">vel</text:span><text:span text:style-name="T10">op</text:span><text:span text:style-name="T10">me</text:span><text:span text:style-name="T10">nt </text:span><text:span text:style-name="T10">Sta</text:span><text:span text:style-name="T10">ge</text:span><text:span text:style-name="T9">: </text:span><text:span text:style-name="T9">In </text:span><text:span text:style-name="T9">the </text:span><text:span text:style-name="T9">pro</text:span><text:span text:style-name="T9">toty</text:span><text:span text:style-name="T9">pe </text:span><text:span text:style-name="T9">ph</text:span><text:span text:style-name="T9">ase</text:span><text:span text:style-name="T9">, </text:span><text:span text:style-name="T9">we </text:span><text:span text:style-name="T9">pri</text:span><text:span text:style-name="T9">oriti</text:span><text:span text:style-name="T9">ze </text:span><text:span text:style-name="T9">use</text:span><text:span text:style-name="T9">r </text:span><text:span text:style-name="T9">fee</text:span><text:span text:style-name="T9">db</text:span><text:span text:style-name="T9">ack </text:span><text:span text:style-name="T9">to </text:span><text:span text:style-name="T9">refi</text:span><text:span text:style-name="T9">ne </text:span><text:span text:style-name="T9">an</text:span><text:span text:style-name="T9">d </text:span><text:span text:style-name="T9">en</text:span><text:span text:style-name="T9">ha</text:span><text:span text:style-name="T9">nce </text:span><text:span text:style-name="T9">our </text:span><text:span text:style-name="T9">plat</text:span><text:span text:style-name="T9">for</text:span><text:span text:style-name="T9">m, </text:span><text:span text:style-name="T9">ens</text:span><text:span text:style-name="T9">uri</text:span><text:span text:style-name="T9">ng </text:span><text:span text:style-name="T9">our </text:span><text:span text:style-name="T9">offe</text:span><text:span text:style-name="T9">rin</text:span><text:span text:style-name="T9">gs </text:span><text:span text:style-name="T9">me</text:span><text:span text:style-name="T9">et </text:span><text:span text:style-name="T9">use</text:span><text:span text:style-name="T9">r </text:span><text:span text:style-name="T9">de</text:span><text:span text:style-name="T9">ma</text:span><text:span text:style-name="T9">nds</text:span><text:span text:style-name="T9">.</text:span></text:p>
          <text:p text:style-name="P11"><text:span text:style-name="T9"/></text:p>
          <text:p text:style-name="P11"><text:span text:style-name="T10">Cor</text:span><text:span text:style-name="T10">e </text:span><text:span text:style-name="T10">Tec</text:span><text:span text:style-name="T10">hn</text:span><text:span text:style-name="T10">olo</text:span><text:span text:style-name="T10">gy</text:span><text:span text:style-name="T9">: </text:span><text:span text:style-name="T9">A </text:span><text:span text:style-name="T9">cus</text:span><text:span text:style-name="T9">to</text:span><text:span text:style-name="T9">m-</text:span><text:span text:style-name="T9">buil</text:span><text:span text:style-name="T9">t </text:span><text:span text:style-name="T9">en</text:span><text:span text:style-name="T9">gin</text:span><text:span text:style-name="T9">e </text:span><text:span text:style-name="T9">an</text:span><text:span text:style-name="T9">d </text:span><text:span text:style-name="T9">clo</text:span><text:span text:style-name="T9">ud </text:span><text:span text:style-name="T9">infr</text:span><text:span text:style-name="T9">ast</text:span><text:span text:style-name="T9">ruc</text:span><text:span text:style-name="T9">tur</text:span><text:span text:style-name="T9">e </text:span><text:span text:style-name="T9">en</text:span><text:span text:style-name="T9">abl</text:span><text:span text:style-name="T9">e </text:span><text:span text:style-name="T9">sca</text:span><text:span text:style-name="T9">labi</text:span><text:span text:style-name="T9">lity </text:span><text:span text:style-name="T9">an</text:span><text:span text:style-name="T9">d </text:span><text:span text:style-name="T9">rob</text:span><text:span text:style-name="T9">ust </text:span><text:span text:style-name="T9">con</text:span><text:span text:style-name="T9">ten</text:span><text:span text:style-name="T9">t </text:span><text:span text:style-name="T9">deli</text:span><text:span text:style-name="T9">ver</text:span><text:span text:style-name="T9">y, </text:span><text:span text:style-name="T9">sup</text:span><text:span text:style-name="T9">por</text:span><text:span text:style-name="T9">ting </text:span><text:span text:style-name="T9">inte</text:span><text:span text:style-name="T9">rac</text:span><text:span text:style-name="T9">tive </text:span><text:span text:style-name="T9">exp</text:span><text:span text:style-name="T9">eri</text:span><text:span text:style-name="T9">enc</text:span><text:span text:style-name="T9">es.</text:span></text:p>
          <text:p text:style-name="P11"><text:span text:style-name="T9"/></text:p>
          <text:p text:style-name="P11"><text:span text:style-name="T10">De</text:span><text:span text:style-name="T10">sig</text:span><text:span text:style-name="T10">n </text:span><text:span text:style-name="T10">an</text:span><text:span text:style-name="T10">d </text:span><text:span text:style-name="T10">Pro</text:span><text:span text:style-name="T10">toty</text:span><text:span text:style-name="T10">pin</text:span><text:span text:style-name="T10">g</text:span><text:span text:style-name="T9">: </text:span><text:span text:style-name="T9">Ex</text:span><text:span text:style-name="T9">plo</text:span><text:span text:style-name="T9">re </text:span><text:span text:style-name="T9">our </text:span><text:span text:style-name="T9">pro</text:span><text:span text:style-name="T9">ces</text:span><text:span text:style-name="T9">s </text:span><text:span text:style-name="T9">an</text:span><text:span text:style-name="T9">d </text:span><text:span text:style-name="T9">visi</text:span><text:span text:style-name="T9">on:</text:span></text:p>
          <text:p text:style-name="P11"><text:span text:style-name="T9">- </text:span><text:span text:style-name="T9">[Fi</text:span><text:span text:style-name="T9">gm</text:span><text:span text:style-name="T9">a </text:span><text:span text:style-name="T9">De</text:span><text:span text:style-name="T9">sig</text:span><text:span text:style-name="T9">ns]</text:span><text:span text:style-name="T9">(#): </text:span><text:span text:style-name="T9">Ear</text:span><text:span text:style-name="T9">ly-</text:span><text:span text:style-name="T9">sta</text:span><text:span text:style-name="T9">ge </text:span><text:span text:style-name="T9">UI/</text:span><text:span text:style-name="T9">UX </text:span><text:span text:style-name="T9">con</text:span><text:span text:style-name="T9">cep</text:span><text:span text:style-name="T9">ts.</text:span></text:p>
          <text:p text:style-name="P11"><text:span text:style-name="T9">- </text:span><text:span text:style-name="T9">[Int</text:span><text:span text:style-name="T9">era</text:span><text:span text:style-name="T9">ctiv</text:span><text:span text:style-name="T9">e </text:span><text:span text:style-name="T9">Pro</text:span><text:span text:style-name="T9">toty</text:span><text:span text:style-name="T9">pe]</text:span><text:span text:style-name="T9">(#): </text:span><text:span text:style-name="T9">Ex</text:span><text:span text:style-name="T9">per</text:span><text:span text:style-name="T9">ien</text:span><text:span text:style-name="T9">ce </text:span><text:span text:style-name="T9">our </text:span><text:span text:style-name="T9">plat</text:span><text:span text:style-name="T9">for</text:span><text:span text:style-name="T9">m's </text:span><text:span text:style-name="T9">inte</text:span><text:span text:style-name="T9">rac</text:span><text:span text:style-name="T9">tivit</text:span><text:span text:style-name="T9">y.</text:span></text:p>
          <text:p text:style-name="P11"><text:span text:style-name="T9">- </text:span><text:span text:style-name="T9">[Git</text:span><text:span text:style-name="T9">Hu</text:span><text:span text:style-name="T9">b </text:span><text:span text:style-name="T9">Re</text:span><text:span text:style-name="T9">pos</text:span><text:span text:style-name="T9">itor</text:span><text:span text:style-name="T9">y]</text:span><text:span text:style-name="T9">(#): </text:span><text:span text:style-name="T9">Tra</text:span><text:span text:style-name="T9">ck </text:span><text:span text:style-name="T9">our </text:span><text:span text:style-name="T9">pro</text:span><text:span text:style-name="T9">gre</text:span><text:span text:style-name="T9">ss </text:span><text:span text:style-name="T9">an</text:span><text:span text:style-name="T9">d </text:span><text:span text:style-name="T9">exp</text:span><text:span text:style-name="T9">lor</text:span><text:span text:style-name="T9">e </text:span><text:span text:style-name="T9">the </text:span><text:span text:style-name="T9">tec</text:span><text:span text:style-name="T9">h </text:span><text:span text:style-name="T9">sta</text:span><text:span text:style-name="T9">ck.</text:span></text:p>
          <text:p text:style-name="P11"><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108;g108125d407a_0_35:notes 1" draw:style-name="gr1" draw:layer="layout" svg:width="15.239cm" svg:height="8.572cm" svg:x="1.905cm" svg:y="3.175cm" draw:page-number="3" presentation:class="page"/>
          <draw:frame draw:name="Google Shape;109;g108125d407a_0_35:notes 1" presentation:style-name="pr6" draw:text-style-name="P5" draw:layer="layout" svg:width="15.239cm" svg:height="10.001cm" svg:x="1.905cm" svg:y="12.224cm" presentation:class="notes" presentation:placeholder="true" presentation:user-transformed="true">
            <draw:text-box/>
          </draw:frame>
          <draw:frame draw:name="Google Shape;110;g108125d407a_0_35:notes 1"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Your big idea" draw:style-name="dp1" draw:master-page-name="Section_20_Header">
        <draw:frame draw:name="Google Shape;120;p17" presentation:style-name="pr1" draw:text-style-name="P2" draw:layer="layout" svg:width="24.341cm" svg:height="1.049cm" svg:x="0.719cm" svg:y="0.436cm" presentation:class="title" presentation:user-transformed="true">
          <draw:text-box>
            <text:p text:style-name="P8"><text:span text:style-name="T7">Big idea</text:span></text:p>
          </draw:text-box>
        </draw:frame>
        <draw:frame draw:name="Google Shape;121;p17" presentation:style-name="pr2" draw:text-style-name="P4" draw:layer="layout" svg:width="1.221cm" svg:height="0.54cm" svg:x="1.895cm" svg:y="14.698cm" presentation:class="page-number" presentation:user-transformed="true">
          <draw:text-box>
            <text:p text:style-name="P3"><text:span text:style-name="T3"><text:page-number>&lt;number&gt;</text:page-number></text:span></text:p>
          </draw:text-box>
        </draw:frame>
        <draw:custom-shape draw:name="Google Shape;122;p17" draw:style-name="gr2" draw:text-style-name="P12" draw:layer="layout" svg:width="25.4cm" svg:height="6.473cm" svg:x="1.27cm" svg:y="3.006cm">
          <text:p text:style-name="P11"><text:span text:style-name="T8">Innovating Interactive Playlists</text:span></text:p>
          <text:p text:style-name="P11"><text:span text:style-name="T9"/></text:p>
          <text:p text:style-name="P11"><text:span text:style-name="T9">In the era of content saturation, our innovative playlist format stands out by transforming passive viewing into an interactive experience. This unique approach leverages dynamic event timing, customizable effects, and direct user engagement through destination URLs and interactive effects like reverse playback and intensity adjustments. Designed for a digital-first audience, this format enriches the way content is consumed, shared, and interacted with online.</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6;g108125d407a_0_75:notes" draw:style-name="gr1" draw:layer="layout" svg:width="15.239cm" svg:height="8.572cm" svg:x="1.905cm" svg:y="3.175cm" draw:page-number="4" presentation:class="page"/>
          <draw:frame draw:name="Google Shape;117;g108125d407a_0_75:notes" presentation:style-name="pr7" draw:text-style-name="P5" draw:layer="layout" svg:width="15.239cm" svg:height="10.001cm" svg:x="1.905cm" svg:y="12.224cm" presentation:class="notes" presentation:placeholder="true" presentation:user-transformed="true">
            <draw:text-box/>
          </draw:frame>
          <draw:frame draw:name="Google Shape;118;g108125d407a_0_75:notes"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5" draw:style-name="dp1" draw:master-page-name="Section_20_Header">
        <draw:frame draw:name="Google Shape;120;p 1" presentation:style-name="pr1" draw:text-style-name="P2" draw:layer="layout" svg:width="24.341cm" svg:height="1.049cm" svg:x="0.719cm" svg:y="0.436cm" presentation:class="title" presentation:user-transformed="true">
          <draw:text-box>
            <text:p text:style-name="P8"><text:span text:style-name="T7">Big idea</text:span></text:p>
          </draw:text-box>
        </draw:frame>
        <draw:frame draw:name="Google Shape;121;p 1" presentation:style-name="pr2" draw:text-style-name="P4" draw:layer="layout" svg:width="1.221cm" svg:height="0.54cm" svg:x="1.895cm" svg:y="14.698cm" presentation:class="page-number" presentation:user-transformed="true">
          <draw:text-box>
            <text:p text:style-name="P3"><text:span text:style-name="T3"><text:page-number>&lt;number&gt;</text:page-number></text:span></text:p>
          </draw:text-box>
        </draw:frame>
        <draw:custom-shape draw:name="Google Shape;122;p 1" draw:style-name="gr2" draw:text-style-name="P12" draw:layer="layout" svg:width="26.035cm" svg:height="6.638cm" svg:x="1.27cm" svg:y="3.175cm">
          <text:p text:style-name="P11"><text:span text:style-name="T8">Inspired by the Best, Engineered for the Future</text:span></text:p>
          <text:p text:style-name="P11"><text:span text:style-name="T8"/></text:p>
          <text:p text:style-name="P11"><text:span text:style-name="T10">Inspirational Apps</text:span><text:span text:style-name="T9">: Drawing from the intuitive user interfaces of platforms like Instagram (nowstagram) and immersive storytelling seen in Twitch (god_mode), our format is crafted for the next wave of digital content consumption.</text:span></text:p>
          <text:p text:style-name="P11"><text:span text:style-name="T9"/></text:p>
          <text:p text:style-name="P11"><text:span text:style-name="T10">Key Mechanics</text:span><text:span text:style-name="T9">: Our system utilizes event-driven actions (e.g., volume control, playback direction) and a rich set of play modes (from linear to random), offering unparalleled customization and interactivity. This is coupled with destination and anchor URLs for deep dives, making each playlist a journ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116;g108125d407a_0_75:notes 1" draw:style-name="gr1" draw:layer="layout" svg:width="15.239cm" svg:height="8.572cm" svg:x="1.905cm" svg:y="3.175cm" draw:page-number="5" presentation:class="page"/>
          <draw:frame draw:name="Google Shape;117;g108125d407a_0_75:notes 1" presentation:style-name="pr8" draw:text-style-name="P5" draw:layer="layout" svg:width="15.239cm" svg:height="10.001cm" svg:x="1.905cm" svg:y="12.224cm" presentation:class="notes" presentation:placeholder="true" presentation:user-transformed="true">
            <draw:text-box/>
          </draw:frame>
          <draw:frame draw:name="Google Shape;118;g108125d407a_0_75:notes 1"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6" draw:style-name="dp1" draw:master-page-name="Section_20_Header">
        <draw:frame draw:name="Google Shape;120;p 2" presentation:style-name="pr1" draw:text-style-name="P2" draw:layer="layout" svg:width="24.341cm" svg:height="1.049cm" svg:x="0.719cm" svg:y="0.436cm" presentation:class="title" presentation:user-transformed="true">
          <draw:text-box>
            <text:p text:style-name="P8"><text:span text:style-name="T7">Big idea</text:span></text:p>
          </draw:text-box>
        </draw:frame>
        <draw:frame draw:name="Google Shape;121;p 2" presentation:style-name="pr2" draw:text-style-name="P4" draw:layer="layout" svg:width="1.221cm" svg:height="0.54cm" svg:x="1.895cm" svg:y="14.698cm" presentation:class="page-number" presentation:user-transformed="true">
          <draw:text-box>
            <text:p text:style-name="P3"><text:span text:style-name="T3"><text:page-number>&lt;number&gt;</text:page-number></text:span></text:p>
          </draw:text-box>
        </draw:frame>
        <draw:custom-shape draw:name="Google Shape;122;p 2" draw:style-name="gr2" draw:text-style-name="P12" draw:layer="layout" svg:width="25.4cm" svg:height="6.638cm" svg:x="1.27cm" svg:y="2.868cm">
          <text:p text:style-name="P11"><text:span text:style-name="T8">Engaging a New Generation</text:span></text:p>
          <text:p text:style-name="P11"><text:span text:style-name="T8"/></text:p>
          <text:p text:style-name="P11"><text:span text:style-name="T10">Target Audience</text:span><text:span text:style-name="T9">: Geared towards digital natives and content creators who seek deeper connections and richer narratives. This format appeals to users looking for more than just passive consumption — it's for those who want to explore, interact, and shape their viewing experience.</text:span></text:p>
          <text:p text:style-name="P11"><text:span text:style-name="T9"/></text:p>
          <text:p text:style-name="P11"><text:span text:style-name="T10">Setting the Scene</text:span><text:span text:style-name="T9">: In a digital landscape that's ever-evolving, our format provides a fresh canvas for storytelling. Whether it's for educational content, entertainment, or innovative advertising, we're setting the stage for content that's not just seen but experienc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116;g108125d407a_0_75:notes 2" draw:style-name="gr1" draw:layer="layout" svg:width="15.239cm" svg:height="8.572cm" svg:x="1.905cm" svg:y="3.175cm" draw:page-number="6" presentation:class="page"/>
          <draw:frame draw:name="Google Shape;117;g108125d407a_0_75:notes 2" presentation:style-name="pr9" draw:text-style-name="P5" draw:layer="layout" svg:width="15.239cm" svg:height="10.001cm" svg:x="1.905cm" svg:y="12.224cm" presentation:class="notes" presentation:placeholder="true" presentation:user-transformed="true">
            <draw:text-box/>
          </draw:frame>
          <draw:frame draw:name="Google Shape;118;g108125d407a_0_75:notes 2"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Game Pillars / USPs" draw:style-name="dp1" draw:master-page-name="Section_20_Header">
        <draw:frame draw:name="Google Shape;128;p18" presentation:style-name="pr1" draw:text-style-name="P2" draw:layer="layout" svg:width="24.341cm" svg:height="1.049cm" svg:x="0.719cm" svg:y="0.436cm" presentation:class="title" presentation:user-transformed="true">
          <draw:text-box>
            <text:p text:style-name="P8"><text:span text:style-name="T7">Product Pillars</text:span></text:p>
          </draw:text-box>
        </draw:frame>
        <draw:frame draw:name="Google Shape;129;p18" presentation:style-name="pr2" draw:text-style-name="P4" draw:layer="layout" svg:width="1.221cm" svg:height="0.54cm" svg:x="1.895cm" svg:y="14.698cm" presentation:class="page-number" presentation:user-transformed="true">
          <draw:text-box>
            <text:p text:style-name="P3"><text:span text:style-name="T3"><text:page-number>&lt;number&gt;</text:page-number></text:span></text:p>
          </draw:text-box>
        </draw:frame>
        <draw:custom-shape draw:name="Google Shape;130;p18" draw:style-name="gr2" draw:text-style-name="P10" draw:layer="layout" svg:width="24.765cm" svg:height="7.319cm" svg:x="1.27cm" svg:y="2.749cm">
          <text:p text:style-name="P9"><text:span text:style-name="T8">Core Pillars</text:span></text:p>
          <text:p text:style-name="P9"><text:span text:style-name="T9"/></text:p>
          <text:p text:style-name="P9"><text:span text:style-name="T10">Integrated Experience</text:span><text:span text:style-name="T9">: Our platform uniquely combines video, audio, and interactive stories, offering a rich, engaging user experience unlike any other.</text:span></text:p>
          <text:p text:style-name="P9"><text:span text:style-name="T9"/></text:p>
          <text:p text:style-name="P9"><text:span text:style-name="T10">Universal Access</text:span><text:span text:style-name="T9">: Designed for web, mobile, and smart TVs, we ensure our content is always within reach, making us a go-to source for multimedia entertainment.</text:span></text:p>
          <text:p text:style-name="P9"><text:span text:style-name="T9"/></text:p>
          <text:p text:style-name="P9"><text:span text:style-name="T10">Interactive &amp; Customizable</text:span><text:span text:style-name="T9">: With our advanced engine, users enjoy a personalized and interactive content journey, setting us apart from passive platfor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4;g94f163d20b_0_142:notes" draw:style-name="gr1" draw:layer="layout" svg:width="15.239cm" svg:height="8.572cm" svg:x="1.905cm" svg:y="3.175cm" draw:page-number="7" presentation:class="page"/>
          <draw:frame draw:name="Google Shape;125;g94f163d20b_0_142:notes" presentation:style-name="pr10" draw:text-style-name="P5" draw:layer="layout" svg:width="15.239cm" svg:height="10.001cm" svg:x="1.905cm" svg:y="12.224cm" presentation:class="notes" presentation:placeholder="true" presentation:user-transformed="true">
            <draw:text-box/>
          </draw:frame>
          <draw:frame draw:name="Google Shape;126;g94f163d20b_0_142:notes"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8" draw:style-name="dp1" draw:master-page-name="Section_20_Header">
        <draw:frame draw:name="Google Shape;128;p 1" presentation:style-name="pr1" draw:text-style-name="P2" draw:layer="layout" svg:width="24.341cm" svg:height="1.049cm" svg:x="0.719cm" svg:y="0.436cm" presentation:class="title" presentation:user-transformed="true">
          <draw:text-box>
            <text:p text:style-name="P8"><text:span text:style-name="T7">USPs</text:span></text:p>
          </draw:text-box>
        </draw:frame>
        <draw:frame draw:name="Google Shape;129;p 1" presentation:style-name="pr2" draw:text-style-name="P4" draw:layer="layout" svg:width="1.221cm" svg:height="0.54cm" svg:x="1.895cm" svg:y="14.698cm" presentation:class="page-number" presentation:user-transformed="true">
          <draw:text-box>
            <text:p text:style-name="P3"><text:span text:style-name="T3"><text:page-number>&lt;number&gt;</text:page-number></text:span></text:p>
          </draw:text-box>
        </draw:frame>
        <draw:custom-shape draw:name="Google Shape;130;p 1" draw:style-name="gr3" draw:text-style-name="P12" draw:layer="layout" svg:width="26.035cm" svg:height="9.362cm" svg:x="1.27cm" svg:y="2.567cm">
          <text:p text:style-name="P11"><text:span text:style-name="T8">Wh</text:span><text:span text:style-name="T8">y </text:span><text:span text:style-name="T8">We </text:span><text:span text:style-name="T8">Sta</text:span><text:span text:style-name="T8">nd </text:span><text:span text:style-name="T8">Ou</text:span><text:span text:style-name="T8">t</text:span></text:p>
          <text:p text:style-name="P11"><text:span text:style-name="T9"/></text:p>
          <text:p text:style-name="P11"><text:span text:style-name="T10">Inn</text:span><text:span text:style-name="T10">ova</text:span><text:span text:style-name="T10">tive</text:span><text:span text:style-name="T9">: </text:span><text:span text:style-name="T9">Ou</text:span><text:span text:style-name="T9">r </text:span><text:span text:style-name="T9">driv</text:span><text:span text:style-name="T9">e </text:span><text:span text:style-name="T9">for </text:span><text:span text:style-name="T9">inn</text:span><text:span text:style-name="T9">ova</text:span><text:span text:style-name="T9">tion </text:span><text:span text:style-name="T9">me</text:span><text:span text:style-name="T9">ans </text:span><text:span text:style-name="T9">we’</text:span><text:span text:style-name="T9">re </text:span><text:span text:style-name="T9">alw</text:span><text:span text:style-name="T9">ays </text:span><text:span text:style-name="T9">ah</text:span><text:span text:style-name="T9">ea</text:span><text:span text:style-name="T9">d, </text:span><text:span text:style-name="T9">offe</text:span><text:span text:style-name="T9">rin</text:span><text:span text:style-name="T9">g </text:span><text:span text:style-name="T9">fre</text:span><text:span text:style-name="T9">sh, </text:span><text:span text:style-name="T9">ad</text:span><text:span text:style-name="T9">apt</text:span><text:span text:style-name="T9">abl</text:span><text:span text:style-name="T9">e </text:span><text:span text:style-name="T9">con</text:span><text:span text:style-name="T9">ten</text:span><text:span text:style-name="T9">t </text:span><text:span text:style-name="T9">tha</text:span><text:span text:style-name="T9">t </text:span><text:span text:style-name="T9">me</text:span><text:span text:style-name="T9">ets </text:span><text:span text:style-name="T9">to</text:span><text:span text:style-name="T9">mo</text:span><text:span text:style-name="T9">rro</text:span><text:span text:style-name="T9">w’s </text:span><text:span text:style-name="T9">ne</text:span><text:span text:style-name="T9">eds </text:span><text:span text:style-name="T9">tod</text:span><text:span text:style-name="T9">ay.</text:span></text:p>
          <text:p text:style-name="P11"><text:span text:style-name="T9"/></text:p>
          <text:p text:style-name="P11"><text:span text:style-name="T10">Co</text:span><text:span text:style-name="T10">m</text:span><text:span text:style-name="T10">mu</text:span><text:span text:style-name="T10">nity</text:span><text:span text:style-name="T10">-</text:span><text:span text:style-name="T10">Ce</text:span><text:span text:style-name="T10">ntri</text:span><text:span text:style-name="T10">c</text:span><text:span text:style-name="T9">: </text:span><text:span text:style-name="T9">We</text:span><text:span text:style-name="T9">’re </text:span><text:span text:style-name="T9">mo</text:span><text:span text:style-name="T9">re </text:span><text:span text:style-name="T9">tha</text:span><text:span text:style-name="T9">n </text:span><text:span text:style-name="T9">con</text:span><text:span text:style-name="T9">ten</text:span><text:span text:style-name="T9">t; </text:span><text:span text:style-name="T9">we’</text:span><text:span text:style-name="T9">re </text:span><text:span text:style-name="T9">a </text:span><text:span text:style-name="T9">co</text:span><text:span text:style-name="T9">m</text:span><text:span text:style-name="T9">mu</text:span><text:span text:style-name="T9">nity </text:span><text:span text:style-name="T9">hu</text:span><text:span text:style-name="T9">b </text:span><text:span text:style-name="T9">for </text:span><text:span text:style-name="T9">cre</text:span><text:span text:style-name="T9">ato</text:span><text:span text:style-name="T9">rs </text:span><text:span text:style-name="T9">an</text:span><text:span text:style-name="T9">d </text:span><text:span text:style-name="T9">use</text:span><text:span text:style-name="T9">rs, </text:span><text:span text:style-name="T9">fost</text:span><text:span text:style-name="T9">eri</text:span><text:span text:style-name="T9">ng </text:span><text:span text:style-name="T9">inte</text:span><text:span text:style-name="T9">rac</text:span><text:span text:style-name="T9">tion </text:span><text:span text:style-name="T9">an</text:span><text:span text:style-name="T9">d </text:span><text:span text:style-name="T9">cre</text:span><text:span text:style-name="T9">ativ</text:span><text:span text:style-name="T9">ity.</text:span></text:p>
          <text:p text:style-name="P11"><text:span text:style-name="T9"/></text:p>
          <text:p text:style-name="P11"><text:span text:style-name="T10">Agil</text:span><text:span text:style-name="T10">e &amp; </text:span><text:span text:style-name="T10">Dat</text:span><text:span text:style-name="T10">a-</text:span><text:span text:style-name="T10">Dri</text:span><text:span text:style-name="T10">ven</text:span><text:span text:style-name="T9">: </text:span><text:span text:style-name="T9">We </text:span><text:span text:style-name="T9">qui</text:span><text:span text:style-name="T9">ckl</text:span><text:span text:style-name="T9">y </text:span><text:span text:style-name="T9">ad</text:span><text:span text:style-name="T9">apt </text:span><text:span text:style-name="T9">to </text:span><text:span text:style-name="T9">use</text:span><text:span text:style-name="T9">r </text:span><text:span text:style-name="T9">fee</text:span><text:span text:style-name="T9">db</text:span><text:span text:style-name="T9">ack </text:span><text:span text:style-name="T9">an</text:span><text:span text:style-name="T9">d </text:span><text:span text:style-name="T9">tre</text:span><text:span text:style-name="T9">nds</text:span><text:span text:style-name="T9">, </text:span><text:span text:style-name="T9">ens</text:span><text:span text:style-name="T9">uri</text:span><text:span text:style-name="T9">ng </text:span><text:span text:style-name="T9">our </text:span><text:span text:style-name="T9">plat</text:span><text:span text:style-name="T9">for</text:span><text:span text:style-name="T9">m </text:span><text:span text:style-name="T9">evo</text:span><text:span text:style-name="T9">lve</text:span><text:span text:style-name="T9">s at </text:span><text:span text:style-name="T9">the </text:span><text:span text:style-name="T9">pac</text:span><text:span text:style-name="T9">e </text:span><text:span text:style-name="T9">of </text:span><text:span text:style-name="T9">our </text:span><text:span text:style-name="T9">au</text:span><text:span text:style-name="T9">die</text:span><text:span text:style-name="T9">nce</text:span><text:span text:style-name="T9">’s </text:span><text:span text:style-name="T9">des</text:span><text:span text:style-name="T9">ires</text:span><text:span text:style-name="T9">.</text:span></text:p>
          <text:p text:style-name="P11"><text:span text:style-name="T9"/></text:p>
          <text:p text:style-name="P11"><text:span text:style-name="T9">Ex</text:span><text:span text:style-name="T9">per</text:span><text:span text:style-name="T9">ien</text:span><text:span text:style-name="T9">ce </text:span><text:span text:style-name="T9">the </text:span><text:span text:style-name="T9">fut</text:span><text:span text:style-name="T9">ure </text:span><text:span text:style-name="T9">of </text:span><text:span text:style-name="T9">mul</text:span><text:span text:style-name="T9">tim</text:span><text:span text:style-name="T9">edi</text:span><text:span text:style-name="T9">a </text:span><text:span text:style-name="T9">wit</text:span><text:span text:style-name="T9">h </text:span><text:span text:style-name="T9">us</text:span><text:span text:style-name="T9">—a </text:span><text:span text:style-name="T9">plat</text:span><text:span text:style-name="T9">for</text:span><text:span text:style-name="T9">m </text:span><text:span text:style-name="T9">wh</text:span><text:span text:style-name="T9">ere </text:span><text:span text:style-name="T9">eve</text:span><text:span text:style-name="T9">ry </text:span><text:span text:style-name="T9">inte</text:span><text:span text:style-name="T9">rac</text:span><text:span text:style-name="T9">tion </text:span><text:span text:style-name="T9">is </text:span><text:span text:style-name="T9">uni</text:span><text:span text:style-name="T9">qu</text:span><text:span text:style-name="T9">e, </text:span><text:span text:style-name="T9">an</text:span><text:span text:style-name="T9">d </text:span><text:span text:style-name="T9">eve</text:span><text:span text:style-name="T9">ry </text:span><text:span text:style-name="T9">use</text:span><text:span text:style-name="T9">r’s </text:span><text:span text:style-name="T9">voi</text:span><text:span text:style-name="T9">ce </text:span><text:span text:style-name="T9">ma</text:span><text:span text:style-name="T9">tter</text:span><text:span text:style-name="T9">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124;g94f163d20b_0_142:notes 1" draw:style-name="gr1" draw:layer="layout" svg:width="15.239cm" svg:height="8.572cm" svg:x="1.905cm" svg:y="3.175cm" draw:page-number="8" presentation:class="page"/>
          <draw:frame draw:name="Google Shape;125;g94f163d20b_0_142:notes 1" presentation:style-name="pr11" draw:text-style-name="P5" draw:layer="layout" svg:width="15.239cm" svg:height="10.001cm" svg:x="1.905cm" svg:y="12.224cm" presentation:class="notes" presentation:placeholder="true" presentation:user-transformed="true">
            <draw:text-box/>
          </draw:frame>
          <draw:frame draw:name="Google Shape;126;g94f163d20b_0_142:notes 1"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Core game and meta game" draw:style-name="dp1" draw:master-page-name="Section_20_Header">
        <draw:frame draw:name="Google Shape;136;p19" presentation:style-name="pr1" draw:text-style-name="P2" draw:layer="layout" svg:width="24.341cm" svg:height="1.049cm" svg:x="0.719cm" svg:y="0.436cm" presentation:class="title" presentation:user-transformed="true">
          <draw:text-box>
            <text:p text:style-name="P8"><text:span text:style-name="T7">Core App</text:span></text:p>
          </draw:text-box>
        </draw:frame>
        <draw:frame draw:name="Google Shape;137;p19" presentation:style-name="pr2" draw:text-style-name="P4" draw:layer="layout" svg:width="1.221cm" svg:height="0.54cm" svg:x="1.895cm" svg:y="14.698cm" presentation:class="page-number" presentation:user-transformed="true">
          <draw:text-box>
            <text:p text:style-name="P3"><text:span text:style-name="T3"><text:page-number>&lt;number&gt;</text:page-number></text:span></text:p>
          </draw:text-box>
        </draw:frame>
        <draw:custom-shape draw:name="Google Shape;138;p19" draw:style-name="gr4" draw:text-style-name="P15" draw:layer="layout" svg:width="26.035cm" svg:height="10.724cm" svg:x="1.27cm" svg:y="2.689cm">
          <text:p text:style-name="P14"><text:span text:style-name="T8">Core App Loop</text:span></text:p>
          <text:p text:style-name="P14"><text:span text:style-name="T9"><text:s/></text:span></text:p>
          <text:p text:style-name="P14"><text:span text:style-name="T9">Engage, Interact, Grow: At the heart of our platform lies a seamless core app loop designed to captivate users from the first touchpoint. Here’s how it works:</text:span></text:p>
          <text:p text:style-name="P14"><text:span text:style-name="T9"/></text:p>
          <text:p text:style-name="P14"><text:span text:style-name="T9">1. </text:span><text:span text:style-name="T10">Discover</text:span><text:span text:style-name="T9">: Users are greeted with personalized content recommendations, making discovery effortless and engaging.</text:span></text:p>
          <text:p text:style-name="P14"><text:span text:style-name="T9">2. </text:span><text:span text:style-name="T10">Interact</text:span><text:span text:style-name="T9">: Through interactive storytelling and customizable content paths, users become part of the narrative, deepening engagement.</text:span></text:p>
          <text:p text:style-name="P14"><text:span text:style-name="T9">3. </text:span><text:span text:style-name="T10">Share &amp; Participate</text:span><text:span text:style-name="T9">: Users share their experiences and participate in community-driven content, fostering a sense of belonging and contribution.</text:span></text:p>
          <text:p text:style-name="P14"><text:span text:style-name="T9">4. </text:span><text:span text:style-name="T10">Feedback Loop</text:span><text:span text:style-name="T9">: User interactions feed back into the system, refining content recommendations and personalization.</text:span></text:p>
          <text:p text:style-name="P14"><text:span text:style-name="T9"/></text:p>
          <text:p text:style-name="P14"><text:span text:style-name="T9">This loop ensures users remain engaged and find continuous value, driving platform growth and user ret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2;g108125d407a_0_82:notes" draw:style-name="gr1" draw:layer="layout" svg:width="15.239cm" svg:height="8.572cm" svg:x="1.905cm" svg:y="3.175cm" draw:page-number="9" presentation:class="page"/>
          <draw:frame draw:name="Google Shape;133;g108125d407a_0_82:notes" presentation:style-name="pr12" draw:text-style-name="P5" draw:layer="layout" svg:width="15.239cm" svg:height="10.001cm" svg:x="1.905cm" svg:y="12.224cm" presentation:class="notes" presentation:placeholder="true" presentation:user-transformed="true">
            <draw:text-box/>
          </draw:frame>
          <draw:frame draw:name="Google Shape;134;g108125d407a_0_82:notes"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10" draw:style-name="dp1" draw:master-page-name="Section_20_Header">
        <draw:frame draw:name="Google Shape;136;p 1" presentation:style-name="pr1" draw:text-style-name="P2" draw:layer="layout" svg:width="24.341cm" svg:height="1.049cm" svg:x="0.719cm" svg:y="0.436cm" presentation:class="title" presentation:user-transformed="true">
          <draw:text-box>
            <text:p text:style-name="P8"><text:span text:style-name="T7">Core game and meta game</text:span></text:p>
          </draw:text-box>
        </draw:frame>
        <draw:frame draw:name="Google Shape;137;p 1" presentation:style-name="pr2" draw:text-style-name="P4" draw:layer="layout" svg:width="1.221cm" svg:height="0.54cm" svg:x="1.895cm" svg:y="14.698cm" presentation:class="page-number" presentation:user-transformed="true">
          <draw:text-box>
            <text:p text:style-name="P3"><text:span text:style-name="T3"><text:page-number>&lt;number&gt;</text:page-number></text:span></text:p>
          </draw:text-box>
        </draw:frame>
        <draw:custom-shape draw:name="Google Shape;138;p 1" draw:style-name="gr5" draw:text-style-name="P17" draw:layer="layout" svg:width="25.4cm" svg:height="9.362cm" svg:x="1.27cm" svg:y="2.54cm">
          <text:p text:style-name="P16"><text:span text:style-name="T13">Features &amp; Innovation</text:span></text:p>
          <text:p text:style-name="P16"><text:span text:style-name="T14"/></text:p>
          <text:p text:style-name="P16"><text:span text:style-name="T14">What Sets Us Apart:</text:span></text:p>
          <text:p text:style-name="P16"><text:span text:style-name="T14"/></text:p>
          <text:p text:style-name="P16"><text:span text:style-name="T14">- </text:span><text:span text:style-name="T15">Customizable Content Feeds</text:span><text:span text:style-name="T14">: Tailor your experience with AI-driven recommendations.</text:span></text:p>
          <text:p text:style-name="P16"><text:span text:style-name="T14">- </text:span><text:span text:style-name="T15">Interactive Storytelling</text:span><text:span text:style-name="T14">: Change the story outcome with choices, creating a unique journey.</text:span></text:p>
          <text:p text:style-name="P16"><text:span text:style-name="T14">- </text:span><text:span text:style-name="T15">Community Tools</text:span><text:span text:style-name="T14">: Connect, share, and create with like-minded users, leveraging our comprehensive suite of community engagement tools.</text:span></text:p>
          <text:p text:style-name="P16"><text:span text:style-name="T14">- </text:span><text:span text:style-name="T15">Learning &amp; Development</text:span><text:span text:style-name="T14">: Access to courses, tutorials, and interactive learning modules, aligning entertainment with personal growth.</text:span></text:p>
          <text:p text:style-name="P16"><text:span text:style-name="T14"/></text:p>
          <text:p text:style-name="P16"><text:span text:style-name="T14">Our platform’s features are designed with the user at the core, ensuring a rich, interactive, and continually evolving digital exper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132;g108125d407a_0_82:notes 1" draw:style-name="gr1" draw:layer="layout" svg:width="15.239cm" svg:height="8.572cm" svg:x="1.905cm" svg:y="3.175cm" draw:page-number="10" presentation:class="page"/>
          <draw:frame draw:name="Google Shape;133;g108125d407a_0_82:notes 1" presentation:style-name="pr13" draw:text-style-name="P5" draw:layer="layout" svg:width="15.239cm" svg:height="10.001cm" svg:x="1.905cm" svg:y="12.224cm" presentation:class="notes" presentation:placeholder="true" presentation:user-transformed="true">
            <draw:text-box/>
          </draw:frame>
          <draw:frame draw:name="Google Shape;134;g108125d407a_0_82:notes 1"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Monetization" draw:style-name="dp1" draw:master-page-name="Section_20_Header">
        <draw:frame draw:name="Google Shape;144;p20" presentation:style-name="pr1" draw:text-style-name="P2" draw:layer="layout" svg:width="24.341cm" svg:height="1.049cm" svg:x="0.719cm" svg:y="0.436cm" presentation:class="title" presentation:user-transformed="true">
          <draw:text-box>
            <text:p text:style-name="P8"><text:span text:style-name="T7">Monetization</text:span></text:p>
          </draw:text-box>
        </draw:frame>
        <draw:frame draw:name="Google Shape;145;p20" presentation:style-name="pr2" draw:text-style-name="P4" draw:layer="layout" svg:width="1.221cm" svg:height="0.54cm" svg:x="1.895cm" svg:y="14.698cm" presentation:class="page-number" presentation:user-transformed="true">
          <draw:text-box>
            <text:p text:style-name="P3"><text:span text:style-name="T3"><text:page-number>&lt;number&gt;</text:page-number></text:span></text:p>
          </draw:text-box>
        </draw:frame>
        <draw:custom-shape draw:name="Google Shape;146;p20" draw:style-name="gr2" draw:text-style-name="P10" draw:layer="layout" svg:width="26.035cm" svg:height="9.36cm" svg:x="1.27cm" svg:y="2.54cm">
          <text:p text:style-name="P9"><text:span text:style-name="T8">Monetization Models</text:span></text:p>
          <text:p text:style-name="P9"><text:span text:style-name="T9"/></text:p>
          <text:list text:style-name="L1">
            <text:list-item>
              <text:p text:style-name="P9"><text:span text:style-name="T10">Freemium Version Features</text:span><text:span text:style-name="T9">:</text:span></text:p>
              <text:list>
                <text:list-item>
                  <text:p text:style-name="P9"><text:span text:style-name="T9">Ads injected into playlists at regular intervals (e.g., every 5 minutes).</text:span></text:p>
                </text:list-item>
                <text:list-item>
                  <text:p text:style-name="P9"><text:span text:style-name="T9">Watermarks on video playback to promote our brand.</text:span></text:p>
                </text:list-item>
                <text:list-item>
                  <text:p text:style-name="P9"><text:span text:style-name="T9">Example ad and watermark visuals (insert images or mockups).</text:span></text:p>
                </text:list-item>
              </text:list>
            </text:list-item>
            <text:list-item>
              <text:p text:style-name="P9"><text:span text:style-name="T10">Paid Version Benefits</text:span><text:span text:style-name="T9">:</text:span></text:p>
              <text:list>
                <text:list-item>
                  <text:p text:style-name="P9"><text:span text:style-name="T9">Ad-free experience for premium users.</text:span></text:p>
                </text:list-item>
                <text:list-item>
                  <text:p text:style-name="P9"><text:span text:style-name="T9">Watermark-free videos for a cleaner viewing experience.</text:span></text:p>
                </text:list-item>
                <text:list-item>
                  <text:p text:style-name="P9"><text:span text:style-name="T9">Highlight the enhanced user experience and value of upgrading.</text:span></text:p>
                </text:list-item>
              </text:list>
            </text:list-item>
          </text:list>
          <text:p text:style-name="P9"><text:span text:style-name="T9"/></text:p>
          <text:p text:style-name="P9"><text:span text:style-name="T10">Call to Action</text:span><text:span text:style-name="T9">: Encourage upgrading to the paid version for an optimal viewing experience, free from ads and waterma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0;g108125d407a_0_7:notes" draw:style-name="gr1" draw:layer="layout" svg:width="15.239cm" svg:height="8.572cm" svg:x="1.905cm" svg:y="3.175cm" draw:page-number="11" presentation:class="page"/>
          <draw:frame draw:name="Google Shape;141;g108125d407a_0_7:notes" presentation:style-name="pr14" draw:text-style-name="P5" draw:layer="layout" svg:width="15.239cm" svg:height="10.001cm" svg:x="1.905cm" svg:y="12.224cm" presentation:class="notes" presentation:placeholder="true" presentation:user-transformed="true">
            <draw:text-box/>
          </draw:frame>
          <draw:frame draw:name="Google Shape;142;g108125d407a_0_7:notes"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Art" draw:style-name="dp1" draw:master-page-name="Section_20_Header">
        <draw:frame draw:name="Google Shape;152;p21" presentation:style-name="pr1" draw:text-style-name="P2" draw:layer="layout" svg:width="24.341cm" svg:height="1.049cm" svg:x="0.719cm" svg:y="0.436cm" presentation:class="title" presentation:user-transformed="true">
          <draw:text-box>
            <text:p text:style-name="P8"><text:span text:style-name="T7">Art</text:span></text:p>
          </draw:text-box>
        </draw:frame>
        <draw:frame draw:name="Google Shape;153;p21" presentation:style-name="pr2" draw:text-style-name="P4" draw:layer="layout" svg:width="1.221cm" svg:height="0.54cm" svg:x="1.895cm" svg:y="14.698cm" presentation:class="page-number" presentation:user-transformed="true">
          <draw:text-box>
            <text:p text:style-name="P3"><text:span text:style-name="T3"><text:page-number>&lt;number&gt;</text:page-number></text:span></text:p>
          </draw:text-box>
        </draw:frame>
        <draw:custom-shape draw:name="Google Shape;154;p21" draw:style-name="gr2" draw:text-style-name="P10" draw:layer="layout" svg:width="23.495cm" svg:height="8.681cm" svg:x="1.27cm" svg:y="2.413cm">
          <text:p text:style-name="P9"><text:span text:style-name="T8">Artistic Vision</text:span></text:p>
          <text:p text:style-name="P9"><text:span text:style-name="T9"/></text:p>
          <text:p text:style-name="P9"><text:span text:style-name="T10">Immersive Visuals &amp; Style</text:span><text:span text:style-name="T9">:</text:span></text:p>
          <text:p text:style-name="P9"><text:span text:style-name="T9">Our app's art direction combines vibrant visuals, detailed sketches, and smooth animations to captivate users. Inspired by [style references], we blend modern design with intuitive interfaces. Key highlights include:</text:span></text:p>
          <text:p text:style-name="P9"><text:span text:style-name="T9">- **Style References**: [Insert references]</text:span></text:p>
          <text:p text:style-name="P9"><text:span text:style-name="T9">- **Sketches &amp; Mockups**: Showcasing our UI/UX journey.</text:span></text:p>
          <text:p text:style-name="P9"><text:span text:style-name="T9">- **Animations**: Enhancing interaction with fluid motion.</text:span></text:p>
          <text:p text:style-name="P9"><text:span text:style-name="T9"/></text:p>
          <text:p text:style-name="P9"><text:span text:style-name="T10">Tip</text:span><text:span text:style-name="T9">: We integrate app visuals across all presentations, ensuring a consistent and engaging visual story.</text:span></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8;g108125d407a_0_42:notes" draw:style-name="gr1" draw:layer="layout" svg:width="15.239cm" svg:height="8.572cm" svg:x="1.905cm" svg:y="3.175cm" draw:page-number="12" presentation:class="page"/>
          <draw:frame draw:name="Google Shape;149;g108125d407a_0_42:notes" presentation:style-name="pr15" draw:text-style-name="P5" draw:layer="layout" svg:width="15.239cm" svg:height="10.001cm" svg:x="1.905cm" svg:y="12.224cm" presentation:class="notes" presentation:placeholder="true" presentation:user-transformed="true">
            <draw:text-box/>
          </draw:frame>
          <draw:frame draw:name="Google Shape;150;g108125d407a_0_42:notes"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Development timeline and budget" draw:style-name="dp1" draw:master-page-name="Section_20_Header">
        <draw:frame draw:name="Google Shape;160;p22" presentation:style-name="pr1" draw:text-style-name="P2" draw:layer="layout" svg:width="24.341cm" svg:height="1.049cm" svg:x="0.719cm" svg:y="0.436cm" presentation:class="title" presentation:user-transformed="true">
          <draw:text-box>
            <text:p text:style-name="P8"><text:span text:style-name="T7">Development timeline and budget</text:span></text:p>
          </draw:text-box>
        </draw:frame>
        <draw:frame draw:name="Google Shape;161;p22" presentation:style-name="pr2" draw:text-style-name="P4" draw:layer="layout" svg:width="1.221cm" svg:height="0.54cm" svg:x="1.895cm" svg:y="14.698cm" presentation:class="page-number" presentation:user-transformed="true">
          <draw:text-box>
            <text:p text:style-name="P3"><text:span text:style-name="T3"><text:page-number>&lt;number&gt;</text:page-number></text:span></text:p>
          </draw:text-box>
        </draw:frame>
        <draw:custom-shape draw:name="Google Shape;162;p22" draw:style-name="gr2" draw:text-style-name="P10" draw:layer="layout" svg:width="24.765cm" svg:height="9.362cm" svg:x="1.27cm" svg:y="2.659cm">
          <text:p text:style-name="P9"><text:span text:style-name="T8">Development Timeline &amp; Milestones</text:span></text:p>
          <text:p text:style-name="P9"><text:span text:style-name="T9"/></text:p>
          <text:p text:style-name="P9"><text:span text:style-name="T10">Current Status</text:span><text:span text:style-name="T9">: 6 months into development, moving from concept to prototype.</text:span></text:p>
          <text:p text:style-name="P9"><text:span text:style-name="T9"/></text:p>
          <text:p text:style-name="P9"><text:span text:style-name="T10">Upcoming Milestones</text:span><text:span text:style-name="T9">:</text:span></text:p>
          <text:p text:style-name="P9"><text:span text:style-name="T9">- </text:span><text:span text:style-name="T10">Q1-Q2</text:span><text:span text:style-name="T9">: Finalize prototype, initiate user tests.</text:span></text:p>
          <text:p text:style-name="P9"><text:span text:style-name="T9">- </text:span><text:span text:style-name="T10">Q3</text:span><text:span text:style-name="T9">: Roll out beta, collect user feedback.</text:span></text:p>
          <text:p text:style-name="P9"><text:span text:style-name="T9">- </text:span><text:span text:style-name="T10">Q4</text:span><text:span text:style-name="T9">: Official launch with core features.</text:span></text:p>
          <text:p text:style-name="P9"><text:span text:style-name="T9"/></text:p>
          <text:p text:style-name="P9"><text:span text:style-name="T10">Visual Timeline</text:span><text:span text:style-name="T9">:</text:span></text:p>
          <text:p text:style-name="P9"><text:span text:style-name="T9">- Includes key development phases and resource allocation, enhancing clarity on project progression.</text:span></text:p>
          <text:p text:style-name="P9"><text:span text:style-name="T9"/></text:p>
          <text:p text:style-name="P9"><text:span text:style-name="T9">This timeline underscores our methodical approach towards crafting a unique digital exper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6;g108125d407a_0_48:notes" draw:style-name="gr1" draw:layer="layout" svg:width="15.239cm" svg:height="8.572cm" svg:x="1.905cm" svg:y="3.175cm" draw:page-number="13" presentation:class="page"/>
          <draw:frame draw:name="Google Shape;157;g108125d407a_0_48:notes" presentation:style-name="pr16" draw:text-style-name="P5" draw:layer="layout" svg:width="15.239cm" svg:height="10.001cm" svg:x="1.905cm" svg:y="12.224cm" presentation:class="notes" presentation:placeholder="true" presentation:user-transformed="true">
            <draw:text-box/>
          </draw:frame>
          <draw:frame draw:name="Google Shape;158;g108125d407a_0_48:notes"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14" draw:style-name="dp1" draw:master-page-name="Section_20_Header">
        <draw:frame draw:name="Google Shape;160;p 1" presentation:style-name="pr1" draw:text-style-name="P2" draw:layer="layout" svg:width="24.341cm" svg:height="1.049cm" svg:x="0.719cm" svg:y="0.436cm" presentation:class="title" presentation:user-transformed="true">
          <draw:text-box>
            <text:p text:style-name="P8"><text:span text:style-name="T7">Development timeline and budget</text:span></text:p>
          </draw:text-box>
        </draw:frame>
        <draw:frame draw:name="Google Shape;161;p 1" presentation:style-name="pr2" draw:text-style-name="P4" draw:layer="layout" svg:width="1.221cm" svg:height="0.54cm" svg:x="1.895cm" svg:y="14.698cm" presentation:class="page-number" presentation:user-transformed="true">
          <draw:text-box>
            <text:p text:style-name="P3"><text:span text:style-name="T3"><text:page-number>&lt;number&gt;</text:page-number></text:span></text:p>
          </draw:text-box>
        </draw:frame>
        <draw:custom-shape draw:name="Google Shape;162;p 1" draw:style-name="gr2" draw:text-style-name="P12" draw:layer="layout" svg:width="24.765cm" svg:height="9.362cm" svg:x="1.27cm" svg:y="2.613cm">
          <text:p text:style-name="P11"><text:span text:style-name="T8">Bu</text:span><text:span text:style-name="T8">dg</text:span><text:span text:style-name="T8">et </text:span><text:span text:style-name="T8">&amp; </text:span><text:span text:style-name="T8">Po</text:span><text:span text:style-name="T8">st-</text:span><text:span text:style-name="T8">La</text:span><text:span text:style-name="T8">un</text:span><text:span text:style-name="T8">ch </text:span><text:span text:style-name="T8">Str</text:span><text:span text:style-name="T8">ate</text:span><text:span text:style-name="T8">gy</text:span></text:p>
          <text:p text:style-name="P11"><text:span text:style-name="T8"/></text:p>
          <text:p text:style-name="P11"><text:span text:style-name="T10">Bu</text:span><text:span text:style-name="T10">dg</text:span><text:span text:style-name="T10">et </text:span><text:span text:style-name="T10">Ne</text:span><text:span text:style-name="T10">eds</text:span><text:span text:style-name="T9">:</text:span></text:p>
          <text:p text:style-name="P11"><text:span text:style-name="T9">- </text:span><text:span text:style-name="T10">De</text:span><text:span text:style-name="T10">vel</text:span><text:span text:style-name="T10">op</text:span><text:span text:style-name="T10">me</text:span><text:span text:style-name="T10">nt</text:span><text:span text:style-name="T9">: </text:span><text:span text:style-name="T9">$2</text:span><text:span text:style-name="T9">50,</text:span><text:span text:style-name="T9">00</text:span><text:span text:style-name="T9">0 </text:span><text:span text:style-name="T9">for </text:span><text:span text:style-name="T9">co</text:span><text:span text:style-name="T9">mpl</text:span><text:span text:style-name="T9">etio</text:span><text:span text:style-name="T9">n.</text:span></text:p>
          <text:p text:style-name="P11"><text:span text:style-name="T9">- </text:span><text:span text:style-name="T10">Ma</text:span><text:span text:style-name="T10">rke</text:span><text:span text:style-name="T10">ting</text:span><text:span text:style-name="T9">: </text:span><text:span text:style-name="T9">$5</text:span><text:span text:style-name="T9">0,0</text:span><text:span text:style-name="T9">00 </text:span><text:span text:style-name="T9">for </text:span><text:span text:style-name="T9">lau</text:span><text:span text:style-name="T9">nch</text:span><text:span text:style-name="T9">, </text:span><text:span text:style-name="T9">plu</text:span><text:span text:style-name="T9">s </text:span><text:span text:style-name="T9">on</text:span><text:span text:style-name="T9">goi</text:span><text:span text:style-name="T9">ng </text:span><text:span text:style-name="T9">acti</text:span><text:span text:style-name="T9">viti</text:span><text:span text:style-name="T9">es.</text:span></text:p>
          <text:p text:style-name="P11"><text:span text:style-name="T9">- </text:span><text:span text:style-name="T10">Po</text:span><text:span text:style-name="T10">st-</text:span><text:span text:style-name="T10">La</text:span><text:span text:style-name="T10">unc</text:span><text:span text:style-name="T10">h</text:span><text:span text:style-name="T9">: </text:span><text:span text:style-name="T9">$1</text:span><text:span text:style-name="T9">00,</text:span><text:span text:style-name="T9">00</text:span><text:span text:style-name="T9">0 </text:span><text:span text:style-name="T9">res</text:span><text:span text:style-name="T9">erv</text:span><text:span text:style-name="T9">ed </text:span><text:span text:style-name="T9">for </text:span><text:span text:style-name="T9">up</text:span><text:span text:style-name="T9">dat</text:span><text:span text:style-name="T9">es </text:span><text:span text:style-name="T9">an</text:span><text:span text:style-name="T9">d </text:span><text:span text:style-name="T9">sup</text:span><text:span text:style-name="T9">por</text:span><text:span text:style-name="T9">t.</text:span></text:p>
          <text:p text:style-name="P11"><text:span text:style-name="T9"/></text:p>
          <text:p text:style-name="P11"><text:span text:style-name="T10">Po</text:span><text:span text:style-name="T10">st-</text:span><text:span text:style-name="T10">La</text:span><text:span text:style-name="T10">unc</text:span><text:span text:style-name="T10">h</text:span><text:span text:style-name="T9">:</text:span></text:p>
          <text:p text:style-name="P11"><text:span text:style-name="T9">- </text:span><text:span text:style-name="T9">Re</text:span><text:span text:style-name="T9">gul</text:span><text:span text:style-name="T9">ar </text:span><text:span text:style-name="T9">con</text:span><text:span text:style-name="T9">ten</text:span><text:span text:style-name="T9">t </text:span><text:span text:style-name="T9">up</text:span><text:span text:style-name="T9">dat</text:span><text:span text:style-name="T9">es </text:span><text:span text:style-name="T9">an</text:span><text:span text:style-name="T9">d </text:span><text:span text:style-name="T9">ne</text:span><text:span text:style-name="T9">w </text:span><text:span text:style-name="T9">fea</text:span><text:span text:style-name="T9">tur</text:span><text:span text:style-name="T9">es </text:span><text:span text:style-name="T9">bas</text:span><text:span text:style-name="T9">ed </text:span><text:span text:style-name="T9">on </text:span><text:span text:style-name="T9">fee</text:span><text:span text:style-name="T9">db</text:span><text:span text:style-name="T9">ack</text:span><text:span text:style-name="T9">.</text:span></text:p>
          <text:p text:style-name="P11"><text:span text:style-name="T9">- </text:span><text:span text:style-name="T9">Co</text:span><text:span text:style-name="T9">m</text:span><text:span text:style-name="T9">mu</text:span><text:span text:style-name="T9">nity </text:span><text:span text:style-name="T9">eve</text:span><text:span text:style-name="T9">nts </text:span><text:span text:style-name="T9">to </text:span><text:span text:style-name="T9">bo</text:span><text:span text:style-name="T9">ost </text:span><text:span text:style-name="T9">en</text:span><text:span text:style-name="T9">ga</text:span><text:span text:style-name="T9">ge</text:span><text:span text:style-name="T9">me</text:span><text:span text:style-name="T9">nt </text:span><text:span text:style-name="T9">an</text:span><text:span text:style-name="T9">d </text:span><text:span text:style-name="T9">loy</text:span><text:span text:style-name="T9">alty</text:span><text:span text:style-name="T9">.</text:span></text:p>
          <text:p text:style-name="P11"><text:span text:style-name="T9"/></text:p>
          <text:p text:style-name="P11"><text:span text:style-name="T9">Ou</text:span><text:span text:style-name="T9">r </text:span><text:span text:style-name="T9">fina</text:span><text:span text:style-name="T9">nci</text:span><text:span text:style-name="T9">al </text:span><text:span text:style-name="T9">pla</text:span><text:span text:style-name="T9">n </text:span><text:span text:style-name="T9">an</text:span><text:span text:style-name="T9">d </text:span><text:span text:style-name="T9">pos</text:span><text:span text:style-name="T9">t-</text:span><text:span text:style-name="T9">lau</text:span><text:span text:style-name="T9">nch </text:span><text:span text:style-name="T9">str</text:span><text:span text:style-name="T9">ate</text:span><text:span text:style-name="T9">gy </text:span><text:span text:style-name="T9">illu</text:span><text:span text:style-name="T9">str</text:span><text:span text:style-name="T9">ate </text:span><text:span text:style-name="T9">our </text:span><text:span text:style-name="T9">co</text:span><text:span text:style-name="T9">m</text:span><text:span text:style-name="T9">mit</text:span><text:span text:style-name="T9">me</text:span><text:span text:style-name="T9">nt </text:span><text:span text:style-name="T9">to </text:span><text:span text:style-name="T9">lon</text:span><text:span text:style-name="T9">g-</text:span><text:span text:style-name="T9">ter</text:span><text:span text:style-name="T9">m </text:span><text:span text:style-name="T9">gro</text:span><text:span text:style-name="T9">wth </text:span><text:span text:style-name="T9">an</text:span><text:span text:style-name="T9">d </text:span><text:span text:style-name="T9">use</text:span><text:span text:style-name="T9">r </text:span><text:span text:style-name="T9">sati</text:span><text:span text:style-name="T9">sfa</text:span><text:span text:style-name="T9">ctio</text:span><text:span text:style-name="T9">n.</text:span><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156;g108125d407a_0_48:notes 1" draw:style-name="gr1" draw:layer="layout" svg:width="15.239cm" svg:height="8.572cm" svg:x="1.905cm" svg:y="3.175cm" draw:page-number="14" presentation:class="page"/>
          <draw:frame draw:name="Google Shape;157;g108125d407a_0_48:notes 1" presentation:style-name="pr17" draw:text-style-name="P5" draw:layer="layout" svg:width="15.239cm" svg:height="10.001cm" svg:x="1.905cm" svg:y="12.224cm" presentation:class="notes" presentation:placeholder="true" presentation:user-transformed="true">
            <draw:text-box/>
          </draw:frame>
          <draw:frame draw:name="Google Shape;158;g108125d407a_0_48:notes 1"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About your team" draw:style-name="dp1" draw:master-page-name="Section_20_Header">
        <draw:frame draw:name="Google Shape;168;p23" presentation:style-name="pr1" draw:text-style-name="P2" draw:layer="layout" svg:width="24.341cm" svg:height="1.049cm" svg:x="0.719cm" svg:y="0.436cm" presentation:class="title" presentation:user-transformed="true">
          <draw:text-box>
            <text:p text:style-name="P8"><text:span text:style-name="T7">About our team</text:span></text:p>
          </draw:text-box>
        </draw:frame>
        <draw:frame draw:name="Google Shape;169;p23" presentation:style-name="pr2" draw:text-style-name="P4" draw:layer="layout" svg:width="1.221cm" svg:height="0.54cm" svg:x="1.895cm" svg:y="14.698cm" presentation:class="page-number" presentation:user-transformed="true">
          <draw:text-box>
            <text:p text:style-name="P3"><text:span text:style-name="T3"><text:page-number>&lt;number&gt;</text:page-number></text:span></text:p>
          </draw:text-box>
        </draw:frame>
        <draw:custom-shape draw:name="Google Shape;170;p23" draw:style-name="gr2" draw:text-style-name="P10" draw:layer="layout" svg:width="26.035cm" svg:height="11.405cm" svg:x="1.27cm" svg:y="2.648cm">
          <text:p text:style-name="P9"><text:span text:style-name="T8">About Our Team</text:span></text:p>
          <text:p text:style-name="P9"><text:span text:style-name="T9"/></text:p>
          <text:p text:style-name="P9"><text:span text:style-name="T10">Origin &amp; Core Team</text:span><text:span text:style-name="T9">:</text:span></text:p>
          <text:p text:style-name="P9"><text:span text:style-name="T9">Led by myTech.Today since Aug 2016</text:span></text:p>
          <text:p text:style-name="P9"><text:span text:style-name="T9"/></text:p>
          <text:p text:style-name="P9"><text:span text:style-name="T10">Skills &amp; Expertise</text:span><text:span text:style-name="T9">:</text:span></text:p>
          <text:p text:style-name="P9"><text:span text:style-name="T9">Our team excels in a wide range of areas including:</text:span></text:p>
          <text:p text:style-name="P9"><text:span text:style-name="T9">- </text:span><text:span text:style-name="T10">Technology</text:span><text:span text:style-name="T9">: Proficiency in C#, JavaScript, PHP, Python, and SQL.</text:span></text:p>
          <text:p text:style-name="P9"><text:span text:style-name="T9">- </text:span><text:span text:style-name="T10">Design</text:span><text:span text:style-name="T9">: Expertise in Adobe Photoshop, UX/UI design, and animations.</text:span></text:p>
          <text:p text:style-name="P9"><text:span text:style-name="T9">- </text:span><text:span text:style-name="T10">Development</text:span><text:span text:style-name="T9">: Agile software development, full stack development, and game design.</text:span></text:p>
          <text:p text:style-name="P9"><text:span text:style-name="T9"/></text:p>
          <text:p text:style-name="P9"><text:span text:style-name="T10">Shipped Titles &amp; Projects</text:span><text:span text:style-name="T9">:</text:span></text:p>
          <text:p text:style-name="P9"><text:span text:style-name="T9">- Lead Game Designer for "Reverence," a groundbreaking 3D FPS, showcasing our capability in game development.</text:span></text:p>
          <text:p text:style-name="P9"><text:span text:style-name="T9">- Software Engineer roles at Legato Systems and Volt Workforce Solutions (Microsoft), contributing to key software improvements and protocol develop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4;g108125d407a_0_54:notes" draw:style-name="gr1" draw:layer="layout" svg:width="15.239cm" svg:height="8.572cm" svg:x="1.905cm" svg:y="3.175cm" draw:page-number="15" presentation:class="page"/>
          <draw:frame draw:name="Google Shape;165;g108125d407a_0_54:notes" presentation:style-name="pr18" draw:text-style-name="P5" draw:layer="layout" svg:width="15.239cm" svg:height="10.001cm" svg:x="1.905cm" svg:y="12.224cm" presentation:class="notes" presentation:placeholder="true" presentation:user-transformed="true">
            <draw:text-box/>
          </draw:frame>
          <draw:frame draw:name="Google Shape;166;g108125d407a_0_54:notes"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Contact information" draw:style-name="dp1" draw:master-page-name="Section_20_Header">
        <draw:frame draw:name="Google Shape;176;p24" presentation:style-name="pr1" draw:text-style-name="P2" draw:layer="layout" svg:width="24.341cm" svg:height="1.049cm" svg:x="0.719cm" svg:y="0.436cm" presentation:class="title" presentation:user-transformed="true">
          <draw:text-box>
            <text:p text:style-name="P18"><text:span text:style-name="T7">Contact information</text:span></text:p>
          </draw:text-box>
        </draw:frame>
        <draw:frame draw:name="Google Shape;177;p24" presentation:style-name="pr2" draw:text-style-name="P4" draw:layer="layout" svg:width="1.221cm" svg:height="0.54cm" svg:x="1.895cm" svg:y="14.698cm" presentation:class="page-number" presentation:user-transformed="true">
          <draw:text-box>
            <text:p text:style-name="P3"><text:span text:style-name="T3"><text:page-number>&lt;number&gt;</text:page-number></text:span></text:p>
          </draw:text-box>
        </draw:frame>
        <draw:custom-shape draw:name="Google Shape;178;p24" draw:style-name="gr6" draw:text-style-name="P2" draw:layer="layout" svg:width="11.912cm" svg:height="1.102cm" svg:x="1.27cm" svg:y="2.963cm">
          <text:p text:style-name="P19"><text:a xlink:href="mailto:mytechtoday@protonmail.com" xlink:type="simple">mytechtoday@protonmail.com</text:a></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2;g108125d407a_0_68:notes" draw:style-name="gr1" draw:layer="layout" svg:width="15.239cm" svg:height="8.572cm" svg:x="1.905cm" svg:y="3.175cm" draw:page-number="16" presentation:class="page"/>
          <draw:frame draw:name="Google Shape;173;g108125d407a_0_68:notes" presentation:style-name="pr19" draw:text-style-name="P5" draw:layer="layout" svg:width="15.239cm" svg:height="10.001cm" svg:x="1.905cm" svg:y="12.224cm" presentation:class="notes" presentation:placeholder="true" presentation:user-transformed="true">
            <draw:text-box/>
          </draw:frame>
          <draw:frame draw:name="Google Shape;174;g108125d407a_0_68:notes"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Lato" svg:font-family="Lato"/>
    <style:font-face style:name="Lato1" svg:font-family="Lato"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svg:font-family="'Open Sans'"/>
    <style:font-face style:name="Open Sans1" svg:font-family="'Open Sans'" style:font-pitch="variable"/>
    <style:font-face style:name="Raleway" svg:font-family="Raleway"/>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 draw:display-name="Gradient 2" draw:style="linear" draw:start-color="#7b1e79" draw:end-color="#f9564d" draw:start-intensity="100%" draw:end-intensity="100%" draw:angle="90deg" draw:border="0%">
      <loext:gradient-stop svg:offset="0" loext:color-type="rgb" loext:color-value="#7b1e79"/>
      <loext:gradient-stop svg:offset="1" loext:color-type="rgb" loext:color-value="#f9564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222cm" fo:page-height="15.8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26cm" svg:stroke-color="#1a1a1a"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4" style:family="graphic" style:parent-style-name="standard">
      <style:graphic-properties draw:stroke="solid" svg:stroke-width="0.026cm" svg:stroke-color="#323f4f" draw:stroke-linejoin="miter" draw:fill="none" draw:textarea-vertical-align="top" draw:auto-grow-height="false" fo:min-height="0cm" fo:min-width="0cm" fo:padding-top="0.125cm" fo:padding-bottom="0.125cm" fo:padding-left="0.25cm" fo:padding-right="0.25cm" fo:wrap-option="wrap" loext:decorative="false"/>
    </style:style>
    <style:style style:name="Mgr5" style:family="graphic" style:parent-style-name="standard">
      <style:graphic-properties draw:stroke="none" svg:stroke-width="0cm" draw:fill="solid" draw:fill-color="#323f4f" draw:textarea-vertical-align="middle" draw:auto-grow-height="false" draw:fit-to-size="false" style:shrink-to-fit="false" fo:min-height="0cm" fo:min-width="0cm" fo:padding-top="0.127cm" fo:padding-bottom="0.127cm" fo:padding-left="0.254cm" fo:padding-right="0.254cm" fo:wrap-option="wrap" loext:decorative="false"/>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pr1" style:family="presentation" style:parent-style-name="Section_20_Header-backgroundobjects">
      <style:graphic-properties draw:stroke="none" svg:stroke-width="0cm" draw:fill="gradient" draw:fill-color="#ffffff" draw:fill-gradient-name="Gradient_20_2" draw:textarea-vertical-align="top" draw:auto-grow-height="false" draw:fit-to-size="false" style:shrink-to-fit="true" fo:min-height="9.207cm" fo:padding-top="0.127cm" fo:padding-bottom="0.127cm" fo:padding-left="0.254cm" fo:padding-right="0.254cm" fo:wrap-option="wrap" loext:decorative="false"/>
      <style:paragraph-properties style:writing-mode="lr-tb"/>
    </style:style>
    <style:style style:name="Mpr2"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3"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loext:graphic-properties draw:fill="solid" draw:fill-color="#323f4f"/>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8.89999961853027pt" style:font-size-asian="14pt" style:font-size-complex="14pt"/>
    </style:style>
    <style:style style:name="MP9" style:family="paragraph">
      <loext:graphic-properties draw:fill="gradient" draw:fill-color="#ffffff" draw:fill-gradient-name="Gradient_20_2"/>
      <style:paragraph-properties fo:text-align="start" style:font-independent-line-spacing="true"/>
      <style:text-properties fo:font-size="8.89999961853027pt" style:font-size-asian="14pt" style:font-size-complex="14pt"/>
    </style:style>
    <style:style style:name="MP10"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4pt"/>
    </style:style>
    <style:style style:name="MP11" style:family="paragraph">
      <loext:graphic-properties draw:fill="none"/>
      <style:paragraph-properties fo:text-align="start"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Open Sans" fo:font-size="8.89999961853027pt" fo:letter-spacing="normal" fo:font-style="normal" style:text-underline-style="none" fo:font-weight="normal" style:font-name-asian="Open Sans" style:font-size-asian="8.89999961853027pt" style:font-style-asian="normal" style:font-weight-asian="normal" style:font-name-complex="Open Sans" style:font-size-complex="8.8999996185302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ection_20_Header" style:display-name="Section Header"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88;p14" draw:style-name="Mgr3" draw:text-style-name="MP5" draw:layer="backgroundobjects" svg:width="28.212cm" svg:height="1.656cm" svg:x="0.00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4" draw:style-name="Mgr3" draw:text-style-name="MP5" draw:layer="backgroundobjects" svg:width="28.212cm" svg:height="1.656cm" svg:x="0.013cm" svg:y="14.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p14" presentation:style-name="Section_20_Header-outline1" draw:layer="backgroundobjects" svg:width="24.96cm" svg:height="0.757cm" svg:x="1.606cm" svg:y="2.598cm" presentation:class="outline" presentation:placeholder="true" presentation:user-transformed="true">
        <draw:text-box/>
      </draw:frame>
      <draw:custom-shape draw:name="Google Shape;91;p14" draw:style-name="Mgr4" draw:text-style-name="MP6" draw:layer="backgroundobjects" svg:width="24.343cm" svg:height="0.016cm" svg:x="1.915cm" svg:y="14.691cm">
        <text:p/>
        <draw:enhanced-geometry draw:mirror-horizontal="false" draw:mirror-vertical="false" svg:viewBox="0 0 21600 21600" draw:type="mso-spt32" draw:enhanced-path="M 0 0 L 21600 21600 N"/>
      </draw:custom-shape>
      <draw:custom-shape draw:name="Google Shape;92;p14" draw:style-name="Mgr5" draw:text-style-name="MP7" draw:layer="backgroundobjects" svg:width="1.201cm" svg:height="0.523cm" svg:x="1.915cm" svg:y="14.6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3;p14" presentation:style-name="Mpr1" draw:text-style-name="MP9" draw:layer="backgroundobjects" svg:width="1.221cm" svg:height="0.54cm" svg:x="1.895cm" svg:y="14.698cm" presentation:class="page-number" presentation:user-transformed="true">
        <draw:text-box>
          <text:p text:style-name="MP8"><text:span text:style-name="MT2"><text:page-number>&lt;number&gt;</text:page-number></text:span></text:p>
        </draw:text-box>
      </draw:frame>
      <draw:frame draw:name="Google Shape;94;p14" presentation:style-name="Section_20_Header-title" draw:layer="backgroundobjects" svg:width="24.341cm" svg:height="1.049cm" svg:x="0.719cm" svg:y="0.436cm" presentation:class="title" presentation:placeholder="true" presentation:user-transformed="true">
        <draw:text-box/>
      </draw:frame>
      <draw:custom-shape draw:name="Google Shape;95;p14" draw:style-name="Mgr6" draw:text-style-name="MP11" draw:layer="backgroundobjects" svg:width="6.842cm" svg:height="0.842cm" svg:x="18.358cm" svg:y="14.729cm">
        <text:p text:style-name="MP10"><text:span text:style-name="MT2">games pitch deck template b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p14" draw:style-name="Mgr7" draw:text-style-name="MP6" draw:layer="backgroundobjects" svg:width="2.525cm" svg:height="0.842cm" svg:x="25.061cm" svg:y="14.624cm">
        <draw:image xlink:href="Pictures/1000000100000800000002AB35FB4753A2DAE014.png" xlink:type="simple" xlink:show="embed" xlink:actuate="onLoad" draw:mime-type="image/png">
          <text:p/>
        </draw:image>
      </draw:frame>
      <draw:frame draw:name="Google Shape;97;p14" draw:style-name="Mgr7" draw:text-style-name="MP6" draw:layer="backgroundobjects" svg:width="28.221cm" svg:height="0.17cm" svg:x="0.002cm" svg:y="14.205cm">
        <draw:image xlink:href="Pictures/10000001000008000000001EA6C3AF413C0873B1.png" xlink:type="simple" xlink:show="embed" xlink:actuate="onLoad" draw:mime-type="image/png">
          <text:p/>
        </draw:image>
      </draw:frame>
      <presentation:notes style:page-layout-name="PM2">
        <draw:page-thumbnail presentation:style-name="Section_20_Header-title" draw:layer="backgroundobjects" svg:width="19.798cm" svg:height="11.136cm" svg:x="0.6cm" svg:y="2.257cm" presentation:class="page"/>
        <draw:frame presentation:style-name="Section_20_Head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7.6.1.2$Windows_X86_64 LibreOffice_project/f5defcebd022c5bc36bbb79be232cb6926d8f674</meta:generator>
    <dc:date>2024-03-30T07:34:53.918000000</dc:date>
    <meta:editing-duration>P2DT11H16M11S</meta:editing-duration>
    <meta:editing-cycles>23</meta:editing-cycles>
    <meta:document-statistic meta:object-count="123"/>
  </office:meta>
</office:document-meta>
</file>